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12.63mm" fo:break-before="auto" style:use-optimal-row-height="true"/>
    </style:style>
    <style:style style:name="ro4" style:family="table-row">
      <style:table-row-properties style:row-height="24.78mm" fo:break-before="auto" style:use-optimal-row-height="true"/>
    </style:style>
    <style:style style:name="ro5" style:family="table-row">
      <style:table-row-properties style:row-height="16.67mm" fo:break-before="auto" style:use-optimal-row-height="true"/>
    </style:style>
    <style:style style:name="ro6" style:family="table-row">
      <style:table-row-properties style:row-height="8.17mm" fo:break-before="auto" style:use-optimal-row-height="false"/>
    </style:style>
    <style:style style:name="ro7" style:family="table-row">
      <style:table-row-properties style:row-height="20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CU2-A</text:p>
          </table:table-cell>
          <table:table-cell table:style-name="ce2" office:value-type="string" calcext:value-type="string" table:number-columns-spanned="2" table:number-rows-spanned="1">
            <text:p>Introducir los datos de unas elecciones mediante GUI.</text:p>
          </table:table-cell>
          <table:covered-table-cell table:style-name="Default"/>
        </table:table-row>
        <table:table-row table:style-name="ro3">
          <table:table-cell/>
          <table:table-cell table:style-name="ce1" office:value-type="string" calcext:value-type="string">
            <text:p>Descripción</text:p>
          </table:table-cell>
          <table:table-cell table:style-name="ce2" office:value-type="string" calcext:value-type="string" table:number-columns-spanned="2" table:number-rows-spanned="1">
            <text:p>El Sistema debe permitir al Usuario introducir los datos en crudo de unas elecciones según se describe en el siguiente caso de uso:</text:p>
          </table:table-cell>
          <table:covered-table-cell table:style-name="Default"/>
        </table:table-row>
        <table:table-row table:style-name="ro2">
          <table:table-cell/>
          <table:table-cell table:style-name="ce1" office:value-type="string" calcext:value-type="string">
            <text:p>Precondición</text:p>
          </table:table-cell>
          <table:table-cell table:style-name="ce2" office:value-type="string" calcext:value-type="string" table:number-columns-spanned="2" table:number-rows-spanned="1">
            <text:p>El dispositivo del actor Usuario está identificado de forma única en el sistema.</text:p>
          </table:table-cell>
          <table:covered-table-cell table:style-name="ce1"/>
        </table:table-row>
        <table:table-row table:style-name="ro1">
          <table:table-cell/>
          <table:table-cell table:style-name="ce3" office:value-type="string" calcext:value-type="string">
            <text:p>Secuencia normal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3">
          <table:table-cell/>
          <table:table-cell table:style-name="ce1"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l actor Usuario selecciona la opción de “Nuevas elecciones”.</text:p>
          </table:table-cell>
        </table:table-row>
        <table:table-row table:style-name="ro4"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El Sistema muestra una pantalla para introducir los datos de una Elección, con los datos de la Configuración ya inicializados con los valores por defecto.</text:p>
          </table:table-cell>
        </table:table-row>
        <table:table-row table:style-name="ro2">
          <table:table-cell/>
          <table: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El actor Usuario introduce el tipo y la fecha de la Elección.</text:p>
          </table:table-cell>
        </table:table-row>
        <table:table-row table:style-name="ro5"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table:style-name="ce8" office:value-type="string" calcext:value-type="string">
            <text:p>El Sistema comprueba que el tipo de eleccion es uno de los tipos posibles y que la fecha es una fecha válida.</text:p>
          </table:table-cell>
        </table:table-row>
        <table:table-row table:style-name="ro6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l Sistema muestra la opción de “Nueva circunscripción”.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l actor Usuario selección la opción de “Nueva circunscripción”.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l Sistema muestra una pantalla para introducir los datos de una Circunscripcion.</text:p>
          </table:table-cell>
        </table:table-row>
        <table:table-row table:style-name="ro4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l actor Usuario introduce el nombre, el número de representantes, el número de censados, los votos blancos y los votos nulos de la Circunscripción.</text:p>
          </table:table-cell>
        </table:table-row>
        <table:table-row table:style-name="ro7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l Sistema comprueba que los datos de la Circunscripción verifican las restricciones RT-03, RT-04, RT-05, RT-06 y RT-07.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l Sistema muestra la opción de “Nueva candidatura”.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l actor Usuario selecciona la opción de “Nueva candidatura”.</text:p>
          </table:table-cell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l Sistema muestra una pantalla para introducir los datos de una Candidatura.</text:p>
          </table:table-cell>
        </table:table-row>
        <table:table-row table:style-name="ro5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El actor Usuario introduce el nombre largo, el nombre abreviado y número de votos de la candidatura</text:p>
          </table:table-cell>
        </table:table-row>
        <table:table-row table:style-name="ro7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l Sistema comprueba que los datos de la candidatura verifican las restricciones RT-08, RT-09, RT-10, RT-11, RT-12 y RT-13.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Alternativa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1">
          <table:table-cell/>
          <table:covered-table-cell table:style-name="ce1"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table:style-name="ce8" office:value-type="string" calcext:value-type="string">
            <text:p>Si el actor Usuario desea introducir otra circunscripción, el caso de uso vuelve al paso 5.</text:p>
          </table:table-cell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i el actor Usuario desea introducir otra candidatura, el caso de uso vuelve al paso 10.</text:p>
          </table:table-cell>
        </table:table-row>
        <table:table-row table:style-name="ro1">
          <table:table-cell/>
          <table:table-cell table:style-name="ce3" office:value-type="string" calcext:value-type="string">
            <text:p>Excepcione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4">
          <table:table-cell/>
          <table:table-cell table:style-name="ce1"/>
          <table:table-cell office:value-type="float" office:value="8" calcext:value-type="float">
            <text:p>8</text:p>
          </table:table-cell>
          <table:table-cell office:value-type="string" calcext:value-type="string">
            <text:p>Si los datos de la Circunscripción no son correctos, el Sistema informa del error al actor Usuario y el caso de uso continúa en el paso 6.</text:p>
          </table:table-cell>
        </table:table-row>
        <table:table-row table:style-name="ro7">
          <table:table-cell/>
          <table:table-cell table:style-name="ce1"/>
          <table:table-cell office:value-type="float" office:value="12" calcext:value-type="float">
            <text:p>12</text:p>
          </table:table-cell>
          <table:table-cell office:value-type="string" calcext:value-type="string">
            <text:p>Si los datos de la Candidatura no son correctos, el Sistema informa del error al actor Usuario y el caso de uso continúa en el paso 11.</text:p>
          </table:table-cell>
        </table:table-row>
        <table:table-row table:style-name="ro3">
          <table:table-cell table:number-columns-repeated="2"/>
          <table:table-cell table:style-name="Default" office:value-type="string" calcext:value-type="string">
            <text:p>3, 6, 8, 11, 13</text:p>
          </table:table-cell>
          <table:table-cell table:style-name="ce8" office:value-type="string" calcext:value-type="string">
            <text:p>Si el actor Usuario selecciona la opción “Cancelar”, el caso de uso queda sin efecto.</text:p>
          </table:table-cell>
        </table:table-row>
        <table:table-row table:style-name="ro3">
          <table:table-cell/>
          <table:table-cell table:style-name="ce1" office:value-type="string" calcext:value-type="string">
            <text:p>Poscondición</text:p>
          </table:table-cell>
          <table:table-cell table:style-name="ce2" office:value-type="string" calcext:value-type="string" table:number-columns-spanned="2" table:number-rows-spanned="1">
            <text:p>Los datos de unas nueva Eleccion, incluyendo los datos de las Circunscripciones y de las Candidaturaas, están introducidos en el sistema.</text:p>
          </table:table-cell>
          <table:covered-table-cell/>
        </table:table-row>
        <table:table-row table:style-name="ro3">
          <table:table-cell/>
          <table:table-cell table:style-name="ce1" office:value-type="string" calcext:value-type="string">
            <text:p>Rendimiento</text:p>
          </table:table-cell>
          <table:table-cell table:style-name="ce2" office:value-type="string" calcext:value-type="string" table:number-columns-spanned="2" table:number-rows-spanned="1">
            <text:p>Menos de 1 segundo entre los pasos 1 y 2, entre los pasos 6 y 7, y entre los pasos 11 y 12. Menos de 1 segundo en los pasos 4, 9 y 14.</text:p>
          </table:table-cell>
          <table:covered-table-cell table:style-name="ce10"/>
        </table:table-row>
        <table:table-row table:style-name="ro1">
          <table:table-cell/>
          <table:table-cell table:style-name="ce1" office:value-type="string" calcext:value-type="string">
            <text:p>Frecuencia</text:p>
          </table:table-cell>
          <table:table-cell table:style-name="ce2" office:value-type="string" calcext:value-type="string" table:number-columns-spanned="2" table:number-rows-spanned="1">
            <text:p>1 vez cada 10 minutos</text:p>
          </table:table-cell>
          <table:covered-table-cell table:style-name="ce10"/>
        </table:table-row>
        <table:table-row table:style-name="ro1">
          <table:table-cell/>
          <table:table-cell table:style-name="ce1" office:value-type="string" calcext:value-type="string">
            <text:p>Importancia</text:p>
          </table:table-cell>
          <table:table-cell table:style-name="ce2"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1">
          <table:table-cell/>
          <table:table-cell table:style-name="ce1" office:value-type="string" calcext:value-type="string">
            <text:p>Urgencia</text:p>
          </table:table-cell>
          <table:table-cell table:style-name="ce2"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1">
          <table:table-cell/>
          <table:table-cell table:style-name="ce1" office:value-type="string" calcext:value-type="string">
            <text:p>Comentarios</text:p>
          </table:table-cell>
          <table:table-cell table:style-name="ce2"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1:14:27.3229506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30T11:20:41.085546130</dc:date>
    <meta:editing-duration>PT2H11M21S</meta:editing-duration>
    <meta:editing-cycles>16</meta:editing-cycles>
    <meta:generator>LibreOffice/6.2.7.1$Linux_X86_64 LibreOffice_project/20$Build-1</meta:generator>
    <meta:document-statistic meta:table-count="1" meta:cell-count="65" meta:object-count="0"/>
  </office:meta>
</office:document-meta>
</file>